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085b" officeooo:paragraph-rsid="0014085b"/>
    </style:style>
    <style:style style:name="P2" style:family="paragraph" style:parent-style-name="Standard">
      <style:text-properties officeooo:rsid="0014085b" officeooo:paragraph-rsid="0017373e"/>
    </style:style>
    <style:style style:name="P3" style:family="paragraph" style:parent-style-name="Standard">
      <style:text-properties officeooo:rsid="0014085b" officeooo:paragraph-rsid="00183b6e"/>
    </style:style>
    <style:style style:name="P4" style:family="paragraph" style:parent-style-name="Standard">
      <style:text-properties officeooo:rsid="0014085b" officeooo:paragraph-rsid="001e0b37"/>
    </style:style>
    <style:style style:name="P5" style:family="paragraph" style:parent-style-name="Standard">
      <style:text-properties officeooo:rsid="0017373e" officeooo:paragraph-rsid="0017373e"/>
    </style:style>
    <style:style style:name="P6" style:family="paragraph" style:parent-style-name="Standard">
      <style:text-properties officeooo:rsid="0017373e" officeooo:paragraph-rsid="00183b6e"/>
    </style:style>
    <style:style style:name="P7" style:family="paragraph" style:parent-style-name="Standard">
      <style:text-properties officeooo:rsid="0017373e" officeooo:paragraph-rsid="0025b3e1"/>
    </style:style>
    <style:style style:name="P8" style:family="paragraph" style:parent-style-name="Standard">
      <style:text-properties officeooo:rsid="0017373e" officeooo:paragraph-rsid="0048737a"/>
    </style:style>
    <style:style style:name="P9" style:family="paragraph" style:parent-style-name="Standard">
      <style:text-properties officeooo:rsid="0017373e" officeooo:paragraph-rsid="0056a520"/>
    </style:style>
    <style:style style:name="P10" style:family="paragraph" style:parent-style-name="Standard">
      <style:text-properties officeooo:rsid="00183b6e" officeooo:paragraph-rsid="00183b6e"/>
    </style:style>
    <style:style style:name="P11" style:family="paragraph" style:parent-style-name="Standard">
      <style:text-properties officeooo:rsid="00183b6e" officeooo:paragraph-rsid="003095c7"/>
    </style:style>
    <style:style style:name="P12" style:family="paragraph" style:parent-style-name="Standard">
      <style:text-properties officeooo:rsid="003095c7" officeooo:paragraph-rsid="003095c7"/>
    </style:style>
    <style:style style:name="P13" style:family="paragraph" style:parent-style-name="Standard">
      <style:text-properties officeooo:rsid="003f581e" officeooo:paragraph-rsid="0017373e"/>
    </style:style>
    <style:style style:name="P14" style:family="paragraph" style:parent-style-name="Standard">
      <style:text-properties officeooo:rsid="0049c018" officeooo:paragraph-rsid="0049c018"/>
    </style:style>
    <style:style style:name="P15" style:family="paragraph" style:parent-style-name="Standard">
      <style:text-properties officeooo:rsid="0049c018" officeooo:paragraph-rsid="004beaab"/>
    </style:style>
    <style:style style:name="P16" style:family="paragraph" style:parent-style-name="Standard">
      <style:text-properties officeooo:rsid="0049c018" officeooo:paragraph-rsid="004dc18e"/>
    </style:style>
    <style:style style:name="P17" style:family="paragraph" style:parent-style-name="Standard">
      <style:text-properties officeooo:rsid="0060a96c" officeooo:paragraph-rsid="00610eca"/>
    </style:style>
    <style:style style:name="P18" style:family="paragraph" style:parent-style-name="Standard">
      <style:text-properties officeooo:rsid="00686ce5" officeooo:paragraph-rsid="00686ce5"/>
    </style:style>
    <style:style style:name="P19" style:family="paragraph" style:parent-style-name="Standard">
      <style:text-properties officeooo:rsid="00686ce5" officeooo:paragraph-rsid="006a172f"/>
    </style:style>
    <style:style style:name="P20" style:family="paragraph" style:parent-style-name="Standard">
      <style:text-properties officeooo:rsid="006a172f" officeooo:paragraph-rsid="006a172f"/>
    </style:style>
    <style:style style:name="P21" style:family="paragraph" style:parent-style-name="Standard">
      <style:text-properties officeooo:rsid="006a8bfc" officeooo:paragraph-rsid="006a8bfc"/>
    </style:style>
    <style:style style:name="P22" style:family="paragraph" style:parent-style-name="Standard">
      <style:paragraph-properties fo:break-before="page"/>
      <style:text-properties officeooo:rsid="0014085b" officeooo:paragraph-rsid="0017373e"/>
    </style:style>
    <style:style style:name="P23" style:family="paragraph" style:parent-style-name="Standard">
      <style:paragraph-properties fo:break-before="page"/>
      <style:text-properties officeooo:rsid="0014085b" officeooo:paragraph-rsid="00183b6e"/>
    </style:style>
    <style:style style:name="P24" style:family="paragraph" style:parent-style-name="Standard">
      <style:paragraph-properties fo:break-before="page"/>
      <style:text-properties officeooo:rsid="0014085b" officeooo:paragraph-rsid="0014085b"/>
    </style:style>
    <style:style style:name="P25" style:family="paragraph" style:parent-style-name="Standard">
      <style:paragraph-properties fo:break-before="page"/>
      <style:text-properties officeooo:rsid="00253812" officeooo:paragraph-rsid="00253812"/>
    </style:style>
    <style:style style:name="P26" style:family="paragraph" style:parent-style-name="Standard">
      <style:paragraph-properties fo:break-before="page"/>
      <style:text-properties officeooo:rsid="0017373e" officeooo:paragraph-rsid="00183b6e"/>
    </style:style>
    <style:style style:name="P27" style:family="paragraph" style:parent-style-name="Standard">
      <style:paragraph-properties fo:break-before="page"/>
      <style:text-properties officeooo:rsid="0017373e" officeooo:paragraph-rsid="0017373e"/>
    </style:style>
    <style:style style:name="P28" style:family="paragraph" style:parent-style-name="Standard">
      <style:paragraph-properties fo:break-before="page"/>
      <style:text-properties officeooo:rsid="0017373e" officeooo:paragraph-rsid="005fdb5c"/>
    </style:style>
    <style:style style:name="P29" style:family="paragraph" style:parent-style-name="Standard">
      <style:paragraph-properties fo:break-before="page"/>
      <style:text-properties officeooo:rsid="0054a940" officeooo:paragraph-rsid="0054a940"/>
    </style:style>
    <style:style style:name="P30" style:family="paragraph" style:parent-style-name="Standard">
      <style:paragraph-properties fo:break-before="page"/>
      <style:text-properties officeooo:rsid="006a172f" officeooo:paragraph-rsid="006a172f"/>
    </style:style>
    <style:style style:name="P31" style:family="paragraph" style:parent-style-name="Standard" style:list-style-name="L1">
      <style:text-properties officeooo:rsid="0014085b" officeooo:paragraph-rsid="0014085b"/>
    </style:style>
    <style:style style:name="P32" style:family="paragraph" style:parent-style-name="Standard" style:list-style-name="L2">
      <style:text-properties officeooo:rsid="0014085b" officeooo:paragraph-rsid="0014085b"/>
    </style:style>
    <style:style style:name="P33" style:family="paragraph" style:parent-style-name="Standard" style:list-style-name="L2">
      <style:text-properties officeooo:rsid="0014085b" officeooo:paragraph-rsid="00425295"/>
    </style:style>
    <style:style style:name="P34" style:family="paragraph" style:parent-style-name="Standard" style:list-style-name="L2">
      <style:text-properties officeooo:rsid="0014085b" officeooo:paragraph-rsid="0056a520"/>
    </style:style>
    <style:style style:name="P35" style:family="paragraph" style:parent-style-name="Standard" style:list-style-name="L2">
      <style:text-properties officeooo:rsid="0014085b" officeooo:paragraph-rsid="00593315"/>
    </style:style>
    <style:style style:name="P36" style:family="paragraph" style:parent-style-name="Standard" style:list-style-name="L2">
      <style:text-properties officeooo:rsid="0014085b" officeooo:paragraph-rsid="0060a96c"/>
    </style:style>
    <style:style style:name="P37" style:family="paragraph" style:parent-style-name="Standard" style:list-style-name="L2">
      <style:text-properties officeooo:rsid="0014085b" officeooo:paragraph-rsid="00610274"/>
    </style:style>
    <style:style style:name="P38" style:family="paragraph" style:parent-style-name="Standard" style:list-style-name="L2">
      <style:text-properties officeooo:rsid="0014085b" officeooo:paragraph-rsid="00610eca"/>
    </style:style>
    <style:style style:name="P39" style:family="paragraph" style:parent-style-name="Standard" style:list-style-name="L2">
      <style:text-properties officeooo:rsid="00183b6e" officeooo:paragraph-rsid="00183b6e"/>
    </style:style>
    <style:style style:name="P40" style:family="paragraph" style:parent-style-name="Standard">
      <style:text-properties officeooo:rsid="0048737a" officeooo:paragraph-rsid="0048737a"/>
    </style:style>
    <style:style style:name="P41" style:family="paragraph" style:parent-style-name="Standard">
      <style:text-properties officeooo:rsid="004beaab" officeooo:paragraph-rsid="004beaab"/>
    </style:style>
    <style:style style:name="P42" style:family="paragraph" style:parent-style-name="Standard">
      <style:text-properties officeooo:rsid="00686ce5" officeooo:paragraph-rsid="006a172f"/>
    </style:style>
    <style:style style:name="P43" style:family="paragraph" style:parent-style-name="Standard">
      <style:text-properties officeooo:rsid="007bed75" officeooo:paragraph-rsid="007bed75"/>
    </style:style>
    <style:style style:name="P44" style:family="paragraph" style:parent-style-name="Standard">
      <style:paragraph-properties fo:break-before="page"/>
      <style:text-properties officeooo:rsid="00686ce5" officeooo:paragraph-rsid="006a172f"/>
    </style:style>
    <style:style style:name="T1" style:family="text">
      <style:text-properties officeooo:rsid="0017373e"/>
    </style:style>
    <style:style style:name="T2" style:family="text">
      <style:text-properties officeooo:rsid="0018ce0f"/>
    </style:style>
    <style:style style:name="T3" style:family="text">
      <style:text-properties officeooo:rsid="001bf3b7"/>
    </style:style>
    <style:style style:name="T4" style:family="text">
      <style:text-properties officeooo:rsid="001cdfbf"/>
    </style:style>
    <style:style style:name="T5" style:family="text">
      <style:text-properties officeooo:rsid="001e0b37"/>
    </style:style>
    <style:style style:name="T6" style:family="text">
      <style:text-properties officeooo:rsid="002075d8"/>
    </style:style>
    <style:style style:name="T7" style:family="text">
      <style:text-properties officeooo:rsid="00221824"/>
    </style:style>
    <style:style style:name="T8" style:family="text">
      <style:text-properties officeooo:rsid="0022425c"/>
    </style:style>
    <style:style style:name="T9" style:family="text">
      <style:text-properties officeooo:rsid="00229b17"/>
    </style:style>
    <style:style style:name="T10" style:family="text">
      <style:text-properties officeooo:rsid="00242697"/>
    </style:style>
    <style:style style:name="T11" style:family="text">
      <style:text-properties officeooo:rsid="002529dc"/>
    </style:style>
    <style:style style:name="T12" style:family="text">
      <style:text-properties officeooo:rsid="00253812"/>
    </style:style>
    <style:style style:name="T13" style:family="text">
      <style:text-properties officeooo:rsid="0025b3e1"/>
    </style:style>
    <style:style style:name="T14" style:family="text">
      <style:text-properties officeooo:rsid="0026d9aa"/>
    </style:style>
    <style:style style:name="T15" style:family="text">
      <style:text-properties officeooo:rsid="002949ec"/>
    </style:style>
    <style:style style:name="T16" style:family="text">
      <style:text-properties officeooo:rsid="002c2bcd"/>
    </style:style>
    <style:style style:name="T17" style:family="text">
      <style:text-properties officeooo:rsid="003095c7"/>
    </style:style>
    <style:style style:name="T18" style:family="text">
      <style:text-properties officeooo:rsid="00316938"/>
    </style:style>
    <style:style style:name="T19" style:family="text">
      <style:text-properties officeooo:rsid="00318e22"/>
    </style:style>
    <style:style style:name="T20" style:family="text">
      <style:text-properties officeooo:rsid="0031dc0e"/>
    </style:style>
    <style:style style:name="T21" style:family="text">
      <style:text-properties officeooo:rsid="0033843b"/>
    </style:style>
    <style:style style:name="T22" style:family="text">
      <style:text-properties officeooo:rsid="0036104f"/>
    </style:style>
    <style:style style:name="T23" style:family="text">
      <style:text-properties officeooo:rsid="003994f5"/>
    </style:style>
    <style:style style:name="T24" style:family="text">
      <style:text-properties officeooo:rsid="0039aebf"/>
    </style:style>
    <style:style style:name="T25" style:family="text">
      <style:text-properties officeooo:rsid="003b2789"/>
    </style:style>
    <style:style style:name="T26" style:family="text">
      <style:text-properties officeooo:rsid="003b4e66"/>
    </style:style>
    <style:style style:name="T27" style:family="text">
      <style:text-properties officeooo:rsid="003d78a8"/>
    </style:style>
    <style:style style:name="T28" style:family="text">
      <style:text-properties officeooo:rsid="003fe6f9"/>
    </style:style>
    <style:style style:name="T29" style:family="text">
      <style:text-properties officeooo:rsid="0040aeb8"/>
    </style:style>
    <style:style style:name="T30" style:family="text">
      <style:text-properties officeooo:rsid="0044138d"/>
    </style:style>
    <style:style style:name="T31" style:family="text">
      <style:text-properties officeooo:rsid="00445e51"/>
    </style:style>
    <style:style style:name="T32" style:family="text">
      <style:text-properties officeooo:rsid="0048737a"/>
    </style:style>
    <style:style style:name="T33" style:family="text">
      <style:text-properties officeooo:rsid="004a88cd"/>
    </style:style>
    <style:style style:name="T34" style:family="text">
      <style:text-properties officeooo:rsid="004beaab"/>
    </style:style>
    <style:style style:name="T35" style:family="text">
      <style:text-properties officeooo:rsid="0052dafd"/>
    </style:style>
    <style:style style:name="T36" style:family="text">
      <style:text-properties officeooo:rsid="0054442d"/>
    </style:style>
    <style:style style:name="T37" style:family="text">
      <style:text-properties officeooo:rsid="0054a940"/>
    </style:style>
    <style:style style:name="T38" style:family="text">
      <style:text-properties officeooo:rsid="0056a520"/>
    </style:style>
    <style:style style:name="T39" style:family="text">
      <style:text-properties officeooo:rsid="0057b396"/>
    </style:style>
    <style:style style:name="T40" style:family="text">
      <style:text-properties officeooo:rsid="00593315"/>
    </style:style>
    <style:style style:name="T41" style:family="text">
      <style:text-properties officeooo:rsid="005dc3cf"/>
    </style:style>
    <style:style style:name="T42" style:family="text">
      <style:text-properties officeooo:rsid="005fdb5c"/>
    </style:style>
    <style:style style:name="T43" style:family="text">
      <style:text-properties officeooo:rsid="00610274"/>
    </style:style>
    <style:style style:name="T44" style:family="text">
      <style:text-properties officeooo:rsid="0061797f"/>
    </style:style>
    <style:style style:name="T45" style:family="text">
      <style:text-properties officeooo:rsid="006a172f"/>
    </style:style>
    <style:style style:name="T46" style:family="text">
      <style:text-properties officeooo:rsid="006b9112"/>
    </style:style>
    <style:style style:name="T47" style:family="text">
      <style:text-properties officeooo:rsid="006e9b72"/>
    </style:style>
    <style:style style:name="T48" style:family="text">
      <style:text-properties officeooo:rsid="006f7826"/>
    </style:style>
    <style:style style:name="T49" style:family="text">
      <style:text-properties officeooo:rsid="006f9560"/>
    </style:style>
    <style:style style:name="T50" style:family="text">
      <style:text-properties officeooo:rsid="007063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tep 4) Expand each sentence of your summary paragraph into a full paragraph. All but the last paragraph should end in a disaster. The final paragraph should tell how the book ends.</text:p>
      <text:p text:style-name="P18"/>
      <text:p text:style-name="P18"><text:tab/>Rose is about to open up the Blue Unicorn Tavern in the town's dock district. New in town, she didn't realize until too late that the docks burned long ago, and the district is slumville. She asks The Player for help marketing the opening. While going door-to-door, they witness small shadows in the streets. Shrieks in the night. Rose's necklace is snatched by tiny hands.</text:p>
      <text:p text:style-name="P18"><text:tab/>The Player and Rose expect a crowd still, but the only person to show up is Henry, a town guard. Henry explains why no one else is here: too many thieves. Henry's going to lay low until the crime wave slows. "No point in risking my gold." A drunk finds the tavern, but doesn't pay. The Player asks around, and eventurally captures the ringleader, who explains its master either wants gold, or blood. In the morning, it's discovered people have gone missing.</text:p>
      <text:p text:style-name="P18"><text:tab/>The Player learns that a witch's coven has set up shop in the forest. The Player meets forest outcasts, pushed out by the coven. Gathering aid and tools, The Player infiltrates the coven and returns the townspeople. All is good, until caravans start being looted, and burned. "It never ends," says Henry.</text:p>
      <text:p text:style-name="P18"><text:tab/>The Player asks around, and all signs point to highway bandits. The Player recruits assistance and items and lays a trap. After many days of peace, only to be greeted by a giant red dragon who destroys the decoy caravan in a single blast. The Player and allies flee while the dragon monologues, vowing revenge. The dragon begins to burn the town to the ground.</text:p>
      <text:p text:style-name="P18"><text:tab/>Some townsfolk hid in the Blue Unicorn, refusing to lend The Player any help. The Player treks up the mountain, alone. The graon attacks, and The Player survives due to a last-second rescue by the town drunk, Leander. Inspired by The Player, Leander gathers the town and everyone offers support. The Player investigates, learns the dragon's weakness, and confronts the dragon again, allies and items in tow.</text:p>
      <text:p text:style-name="P24">Step 5) One-page description of each major character and a half-page description of the other important characters. Tell the story from the point of view of each character.</text:p>
      <text:p text:style-name="P1"/>
      <text:p text:style-name="P1">Major Characters</text:p>
      <text:list xml:id="list6263255823426597857" text:style-name="L1">
        <text:list-item>
          <text:p text:style-name="P31">The Player</text:p>
        </text:list-item>
        <text:list-item>
          <text:p text:style-name="P31">Rose, <text:span text:style-name="T20">B</text:span>arkeep</text:p>
        </text:list-item>
        <text:list-item>
          <text:p text:style-name="P31">Leander, <text:span text:style-name="T20">D</text:span>runk</text:p>
        </text:list-item>
        <text:list-item>
          <text:p text:style-name="P31">Henry, <text:span text:style-name="T20">T</text:span>own <text:span text:style-name="T20">G</text:span>uard</text:p>
        </text:list-item>
      </text:list>
      <text:p text:style-name="P1"/>
      <text:p text:style-name="P1">Other Characters</text:p>
      <text:list xml:id="list5525180615513184284" text:style-name="L2">
        <text:list-item>
          <text:p text:style-name="P32">Kobolds</text:p>
          <text:list>
            <text:list-item>
              <text:p text:style-name="P32"><text:span text:style-name="T19">Lorena, </text:span>Loremaster</text:p>
            </text:list-item>
            <text:list-item>
              <text:p text:style-name="P32"><text:span text:style-name="T19">Montgomery, </text:span>Merchant</text:p>
            </text:list-item>
            <text:list-item>
              <text:p text:style-name="P32"><text:span text:style-name="T19">Tiff, </text:span>Thief</text:p>
            </text:list-item>
          </text:list>
        </text:list-item>
        <text:list-item>
          <text:p text:style-name="P32">Witches</text:p>
          <text:list>
            <text:list-item>
              <text:p text:style-name="P39"><text:span text:style-name="T19">Korhiba, </text:span>Kobold <text:span text:style-name="T17">Queen</text:span></text:p>
            </text:list-item>
            <text:list-item>
              <text:p text:style-name="P32"><text:span text:style-name="T19">Barnabas "Barnie", </text:span>Bandit</text:p>
            </text:list-item>
            <text:list-item>
              <text:p text:style-name="P32"><text:span text:style-name="T21">Clara, </text:span>Cleric</text:p>
            </text:list-item>
            <text:list-item>
              <text:p text:style-name="P32"><text:span text:style-name="T23">Krull, </text:span>Cultist</text:p>
            </text:list-item>
          </text:list>
        </text:list-item>
        <text:list-item>
          <text:p text:style-name="P32">Highway</text:p>
          <text:list>
            <text:list-item>
              <text:p text:style-name="P32"><text:span text:style-name="T27">Brie, </text:span>Bard</text:p>
            </text:list-item>
            <text:list-item>
              <text:p text:style-name="P33"><text:span text:style-name="T30">Malhun "Mal", </text:span>Mercenary</text:p>
            </text:list-item>
          </text:list>
        </text:list-item>
        <text:list-item>
          <text:p text:style-name="P32">Mountain</text:p>
          <text:list>
            <text:list-item>
              <text:p text:style-name="P32"><text:span text:style-name="T38">Alden, </text:span>Adventurer</text:p>
            </text:list-item>
            <text:list-item>
              <text:p text:style-name="P34"><text:span text:style-name="T36">Norgrim, </text:span>Necromancer</text:p>
            </text:list-item>
            <text:list-item>
              <text:p text:style-name="P35"><text:span text:style-name="T36">Wendrid, </text:span>Wizard</text:p>
            </text:list-item>
          </text:list>
        </text:list-item>
        <text:list-item>
          <text:p text:style-name="P32">Epilogue</text:p>
          <text:list>
            <text:list-item>
              <text:p text:style-name="P36"><text:span text:style-name="T35">Farzad, </text:span>Foreigner</text:p>
            </text:list-item>
            <text:list-item>
              <text:p text:style-name="P32"><text:span text:style-name="T43">Knowles, </text:span>Knight</text:p>
            </text:list-item>
            <text:list-item>
              <text:p text:style-name="P37"><text:span text:style-name="T11">Priscilla, </text:span>Princess</text:p>
            </text:list-item>
            <text:list-item>
              <text:p text:style-name="P38"><text:span text:style-name="T35">Sasha, </text:span>Smuggler</text:p>
            </text:list-item>
          </text:list>
        </text:list-item>
      </text:list>
      <text:p text:style-name="P1"/>
      <text:p text:style-name="P1"/>
      <text:p text:style-name="P1"/>
      <text:p text:style-name="P1"/>
      <text:p text:style-name="P1"/>
      <text:p text:style-name="P1"/>
      <text:p text:style-name="P22">The Player</text:p>
      <text:p text:style-name="P2"/>
      <text:p text:style-name="P2"><text:tab/><text:span text:style-name="T1">You are both new in town and a local (user decides). Lacking money, you rent a cheap home in the Dock District in Glimmerfalls, a town that's seen better days, especially the Dock District. After settling in, you visit the nearest tavern – the Blue Unicorn.</text:span></text:p>
      <text:p text:style-name="P2"><text:tab/><text:span text:style-name="T1">A woman shrieks behind you. You turn around to see a young adult carrying a keg in her arms. She apologizes, says she wasn't expecting anybody in here since the tavern doesn't actually open until tomorrow. You talk with her and learn her name is Rose. She needs help, actually. She asks you to help her go door-to-door, letting people know of tomorrow's grand opening. You oblige.</text:span></text:p>
      <text:p text:style-name="P2"><text:tab/><text:span text:style-name="T1">Walking the streets of Glimmerfalls at night, you see children running from house to house. Rose shrieks again. One of the children snatched her necklace right off her neck, leaving three scratches. You and Rose go home before anything else is stolen.</text:span></text:p>
      <text:p text:style-name="P3"><text:tab/><text:span text:style-name="T1">The next day, you decide to check in on Rose at the tavern. She says as expected, nobody's shown up, but she's still hopeful that passersby will stop in. Right as she says that, a man walks in, asks for a pint and boots his boots up on the table. Says his name is Henry, works for the town guard. He's gonna lay low for awhile until the townsfolk stop pestering him about last night's looting. Another man stumbles into the bar, dirty and grizzly and slurring. He demands beer and sits in a corner, and yells at anybody trying to bother him.</text:span></text:p>
      <text:p text:style-name="P6"><text:tab/>More townfolk come in, but they're not interested in the tavern. They're here to see Henry, angry at his inaction. Henry is overwhelmed and asks you to join him on patrol tonight to help out. You manage to get a better look at these children, and discover they're actually small green creatures! You ask the patrons the next day, and learn what a kobold is and how to stop them. Recruiting allies and tools, you embark into the night and capture the ringleader, sending the other Kobolds running.</text:p>
      <text:p text:style-name="P2"><text:tab/><text:span text:style-name="T2">This Kobold King says its master isn't going to like this one bit, and you'll be sorry. Sure enough, the next day the town discovers people have gone missing in the night. Refugees from the forest come into town, saying witches are afoot. Again you gather intel, gather supplies, and recruit allies and disrupt a witches coven. Their leader warns of doom, saying her master will seek revenge.</text:span></text:p>
      <text:p text:style-name="P2"><text:tab/><text:span text:style-name="T2">The forest returns to normal, but soon you hear of a caravan being looted and burned. Then another. Then another. People are afraid to leave. Outsiders are stuck in town. You ask around and prepare a trap for highway bandits. Taking allies and equipment, you successfully guard caravans into and out of town for awhile. The bandits seem to have given up. While guarding another, a caravan is suddenly scorched from above – a giant red dragon! You and your allies flee as the dragon yells at you for disrupting its plans. It needs gold or blood to live, and you have denied it both. Prepare to die.</text:span></text:p>
      <text:p text:style-name="P2"><text:tab/><text:span text:style-name="T2">You run for town, and the dragon follows. The dragon begins burning the town to the ground. With nowhere else to run, you show up at the Blue Unicorn to find townsfolk huddling together. Everyone refuses your pleas for help. They say if you want to solve their problems, go to the dragon's lair in the mountains and get yourself eaten. They blame you for all of this. With nothing left to do, and no help from anyone, you trek up the mountain to face the dragon, alone.</text:span></text:p>
      <text:p text:style-name="P2"><text:tab/><text:span text:style-name="T2">The dragon arrives from burning the tavern and greets you, asking if you're ready to die. You draw your sword. The dragon blasts a pillar of fire at you. You go unconscious.</text:span></text:p>
      <text:p text:style-name="P2"><text:tab/><text:span text:style-name="T2">You wake up, back at the Blue Unicorn. The drunk saved you. He saw you go up the mountain alone. How could anybody be that stupid? He saved you from certain death. He explains he was just like you, once. But he gave up he drew too much attention from unsavory types. You didn't, though, and he admires you for that. He says if you haven't given up helping others, then he hasn't either. He convinces the rest of the tavern to pitch in. Together, you learn the dragon's weakness, gather allies and supplies, and trek up the mountain to face the dragon, together.</text:span></text:p>
      <text:p text:style-name="P2"><text:tab/><text:span text:style-name="T2">Weeks go by, and the town rebuilds. A ship arrives for the first time in a long time. People from around the lands have heard of you and your exploits. They've come to see the hero of Glimmerfalls. They ask for your help. You oblige.</text:span></text:p>
      <text:p text:style-name="P22">Rose, the barkeep</text:p>
      <text:p text:style-name="P2"/>
      <text:p text:style-name="P2"><text:tab/><text:span text:style-name="T3">Working with what she has, Rose built up the Blue Unicorn Tavern from her meager savings. She could only afford the smallest building in the worst district in Glimmerfalls, but she'll make it work, she tells herself. The grand opening is tomorrow, and she's pretty sure she's ready. While making the last preparations, she's surprised to see a stranger come into the tavern. After making acquaintances, she asks the stranger to accompony her that night while she lets the locals know of the tavern's grand opening. While out, Rose is attacked. Her necklace is missing, replaced by three scratches. She calls off the night, scared of the shadows running around in the night.</text:span></text:p>
      <text:p text:style-name="P2"><text:tab/><text:span text:style-name="T3">This doesn't stop Rose. She opens the next day as usual. The stranger arrives, and to Rose's surprise a few townspeople show up, including a town guard. The only ones paying for anything are the stranger and town guard, but Rose is hopeful that if she can get a pleasant atmosphere going, the money will follow. Probably. Most of the people are here to complain to the town guard about last night's looting. Apparently Rose wasn't the only one to be attacked. One of the townfolk, a vagrant by the looks of it, can't pay, but Rose serves him all the same. Even the down-and-out deserve somewhere to relax. She's pretty sure she can afford to let the man drink every once in awhile.</text:span></text:p>
      <text:p text:style-name="P2"><text:tab/><text:span text:style-name="T3">Rose faithfully serves the patrons in the tavern, trusting that most of them will return, which they do. She hears talk of plans and schemes. The stranger even asks for her help every once in awhile, and she helps as she can, mostly by answering his questions. The townsfolk go on a lot of expeditions – both inside and outside of town. The stranger seems to have become the leader of this group, who thankfully use the Blue Unicorn as their headquarters of sorts. Rose is just happy to see everyone return safe and sound. She's constantly afraid they'll stop showing up, so she does her best to keep them coming back.</text:span></text:p>
      <text:p text:style-name="P2"><text:tab/><text:span text:style-name="T4">While the stranger and this group uncover clues and solve mysteries, the problems they confront get more and more dangerous. What was at first thieves in the night, turned into hunting monsters, disrupting a witch's coven, and protecting caravans from highway robbers. Rose eagerly serves them all – refugees from the forest, travellers stranded from their caravans, even the monster ringleader. Will the new patrons become regulars? If so, will the newcomers drive the old-timers away? Unsure, Rose serves them all equally, hoping for the best.</text:span></text:p>
      <text:p text:style-name="P4"><text:tab/><text:span text:style-name="T5">Eventually this group catches the attention of a giant red dragon! Rose is terrified. The dragon follows them and begins burning down the town. Nobody knows what to do. The stranger asks Rose for help, but what can she do against a dragon? Everyone is either running, or waiting for death. Rose considers joining the townsfolk who've already risked fleeing Glimmerfalls. Rose doesn't want to run. She just got here. But what is there to do? The dragon continues its attack for days, burning and reburning the town. Luckily the Blue Unicorn is untouched, probably because the entire district looks like it's already been burned down at least once. But Rose knows it's only a matter of time.</text:span></text:p>
      <text:p text:style-name="P2"><text:tab/><text:span text:style-name="T5">One day, the stranger is dragged in by the vagrant. The vagrant explains that the stranger went to confront the dragon by himself, and would have died if he wasn't there to drag the stranger out of harms way. While the stranger avoided outright death, he was injured pretty badly and is unconscious. The vagrant begs Rose for refuge in the tavern. Rose makes the tavern comfortable for them. The vagrant explains that seeing the stranger face the dragon alone, despite no help from anyone else, inspired him to help. What else is there to do but die? Out of options, Rose gathers what's left of the regular patrons and begins to plan. The stranger eventually wakses up to Rose's delight. She hurriedly explains the situation and offers the stranger anything he needs from the townsfolk. The stranger formulates a plan with the town, and the stranger takes the group up the mountain and slays the dragon.</text:span></text:p>
      <text:p text:style-name="P2"><text:tab/><text:span text:style-name="T5">The town rebuilds. The Blue Unicorn becomes the town's hotspot for adventure. People come far and wide to meet the stranger who killed the dragon. Business thrives, and Rose does her best to make sure everyone is comfortable and taken care of.</text:span></text:p>
      <text:p text:style-name="P22">Leander, the drunk</text:p>
      <text:p text:style-name="P2"/>
      <text:p text:style-name="P2"><text:tab/><text:span text:style-name="T6">Leander wanders the streets, asking passersby for change or even better, booze. Most people know in Glimmerfalls know him by now. He's the foreign vagrant, the one who journeyed all the way to a rotten town in the middle of nowhere just to busk. Most people without homes or work leave Glimmerfalls. Not Leander. He likes it here. Not that he tells that to anyone.</text:span></text:p>
      <text:p text:style-name="P2"><text:tab/><text:span text:style-name="T6">Stumbling, more so on fatigue than a buzz, through the Dock District, Leander notices a new sign in between two abandoned buildings. The Blue Unicorn Tavern. He had no idea a new tavern was opening up. Leander tries his luck and hopes for the best. Hopefully this tavern doesn't immediately kick him out.</text:span></text:p>
      <text:p text:style-name="P2"><text:tab/><text:span text:style-name="T6">Leander immediately feels the warmth of the hearth as he enters the small tavern. Smells of lavender and wood casks and ale. He asks for a drink, and the barkeep happily obliges. He sits in the corner, content to drink and relax. More people come in. Some try to start a conversation, but Leander drunkenly rebukes everyone who tries. He doesn't want to get involved.</text:span></text:p>
      <text:p text:style-name="P2"><text:tab/><text:span text:style-name="T7">The Blue Unicorn becomes Leander's main hangout. The barkeep doesn't mind he has no money most days. She says he'll pay her back eventually. Leander pities her, as he's only here because he doesn't have the guts to end it now. There's no coming back for him.</text:span></text:p>
      <text:p text:style-name="P2"><text:tab/><text:span text:style-name="T7">A stranger also frequents the Blue Unicorn. This stranger sometimes tries to talk to Leander, and every time Leander brushes him off. Evens yells. The stranger seems to be asking questions, helping other people. Leander hates this. There's no help to give. Things only get worse. He chastises the stranger whenever he can. When the stranger comes back after a failed embarkement, Leander is there to mock him.</text:span></text:p>
      <text:p text:style-name="P2"><text:tab/><text:span text:style-name="T7">The stranger makes some headway with the town, catching thieves, even stopping a coven in the forest. And at every end, more trouble hits the town. Leander laughs and yells. He tells anyone that will listen that there's no hope in improving our situations. What good has their problem-solving done? Fas as Leander can tell, the town is a lot worse than before. First it was petty thievery. Then kidnapping. Now highway robberies that not only loot but kill everyone, too.</text:span></text:p>
      <text:p text:style-name="P2"><text:tab/><text:span text:style-name="T7">Then the dragon attacks the town. Leander is furious. He blames the stranger for everything. Why couldn't he just leave the town well enough alone? There certainly wouldn't be a dragon burning everything down if the stranger never started acting up. Now everyone's left, or dead if they're lucky. Leander considers fleeing the town with the others, but decides against it. He'll stay with the town and the other townsfolk who think this is as good as end as any. There's no coming back from this.</text:span></text:p>
      <text:p text:style-name="P2"><text:tab/><text:span text:style-name="T7">And then the stranger has the gall to ask for assistance slaying the dragon. The absurdity! You don't slay dragons, you bribe them. Slaying is for heroes, and there are no more heroes in the world. Leander knows that for a fact. The stranger gets no help from anyone. Everybody knows it's futile.</text:span></text:p>
      <text:p text:style-name="P2"><text:tab/><text:span text:style-name="T7">Then the stranger embarks to the dragon's lair, in the mountain. Alone. The fool. Leander yells at him. The stranger doesn't pay heed. He has no regard for his safety. He knows he screwed up, and wants to pay the ultimate price. Leander watches him leave town.</text:span></text:p>
      <text:p text:style-name="P2"><text:tab/><text:span text:style-name="T7">But Leander's been here before. When no one would lend a hand, Leander rose to the occasion. And he got his bottom handed to him. Again and again. Leander made mistakes, sure, but to kick a man while he's down is just cruel. Leander feels sympathy for the stranger. He follows him up to the lair. The dragon and stranger speak words, and the dragon prepares its breath of fire. Leander runs and knocks the stranger down seconds before the full force of the fire annihilates him. Both pretty scorched up, the dragon leaves, thinking the two dead.</text:span></text:p>
      <text:p text:style-name="P2"><text:tab/><text:span text:style-name="T7">Leander drags the stranger down the mountain. How can one be so stupid? What was the point? To try, only to fail? The stranger doesn't know when it's over. Not like Leander. Leander gave up a long time ago. Seeing the stranger reminds Leander of the life he once had. Full of hope. And friends. And family. He remembers the Blue Unicorn. People he knows. The barkeep. A friend? Something worth fighting for. Leander doesn't want to die. Maybe the stranger is on to something. Maybe there is hope.</text:span></text:p>
      <text:p text:style-name="P23">Henry, the town guard</text:p>
      <text:p text:style-name="P3"/>
      <text:p text:style-name="P3"><text:tab/><text:span text:style-name="T8">Henry runs inside the only building that looks open. A tavern. Thinking he's escaped the chasing townsfolk, he orders a pint and puts his boots up. Hopefully he can get some rest here. He didn't sign up as town guard in the Dock District to chase criminals. He just wants to sign in, sign out, and go home every night in one peace. Nobody cares what happens in the Dock District. It's supposed to be full of crime!</text:span></text:p>
      <text:p text:style-name="P3"><text:tab/><text:span text:style-name="T8">But some townsfolk find Henry in the tavern, yelling at him to do his job. Henry puts on his look of concern as best he can. Maybe if he listens to them, they'll get it out and leave him alone. They'll forget about it in a couple of days. A month at most.</text:span></text:p>
      <text:p text:style-name="P3"><text:tab/><text:span text:style-name="T8">Henry finds the Blue Unicorn Tavern comforting. When his superiors aren't checking in, he enjoys the tavern's atmosphere and warm hearth. Beats patrolling every time. Townsfolk still come to complain, but Henry finds if he drinks his ale at the right rate, he can be just drunk enough to look concerning without actually caring. Besides, one of the townsfolk is volunteering to help the others out. If he wants to do Henry's job for him, Henry is fine with that!</text:span></text:p>
      <text:p text:style-name="P3"><text:tab/><text:span text:style-name="T8">The helper, a stranger to Henry, asks him all sorts of questions. Henry tells what he can. The stranger asks to accompany Henry on patrol, for supplies here and there. Actually manages to solve the recent theiving spree! Good for the stranger. Henry can go back to putting up his boots.</text:span></text:p>
      <text:p text:style-name="P3"><text:tab/><text:span text:style-name="T8">Then the town's all abuzz about kidnappings. That's way above Henry's skillset. He's supposed to keep the town quiet. He doesn't want to deal with dangerous criminals. But wouldn't you know it, the stranger offers to help everyone out. All the stranger asks for is to be let out the gates at night, to do some investigating. Henry sometimes follows along, but doesn't get too involved. He's happy to let this stranger do his dirty work. Sure, Henry doesn't get any credit for helping, but he doesn't mind. Let the stranger get all the glory. People know to look for the stranger first rather than bother him.</text:span></text:p>
      <text:p text:style-name="P3"><text:tab/><text:span text:style-name="T8">Life goes on. Bandits are rumored to be on the highway, slaughtering caravans. That's outside the town's walls, outside of Henry's concerns. He isn't paid for that. But wouldn't you know, the stranger takes it upon himself to guard the caravans. Doesn't even ask for much. The robberies stop completely. Henry knows once the caravans go lighter on the guards – why pay for security when there's no threat, they'll say – the robbers will be back. It's a futile gig.</text:span></text:p>
      <text:p text:style-name="P3"><text:tab/><text:span text:style-name="T9">But then, a dragon attacks Glimmerfalls. Buildings burn. People die. Henry watches the sleepy, if not perfect, town he grew up in burn to the ground. He visits the Blue Unicorn once more, and sees the glummiest crowd of people he's ever seen. He hears talk of running, running anywhere they can. Abandon everything they own and have ever known and just run. Leave it all behind. It beats dying, they say.</text:span></text:p>
      <text:p text:style-name="P3"><text:tab/><text:span text:style-name="T9">Half the town watch leaves before Henry makes his decision. He runs. No job is worth his life.</text:span></text:p>
      <text:p text:style-name="P3"/>
      <text:p text:style-name="P3"><text:tab/><text:span text:style-name="T10">Henry works menial jobs one town over from Glimmerfalls. The work is far from guard duty, and a lot lower pay, but it doesn't put him into harm's way. Word spreads of a hero and his army slaying a dragon. The Glimmerfalls dragon. Henry wonders what kind of fools sign up for that kind of army. Not many made it back from that fight, he surmises. And he tries to guess who this hero is. Some king, perhaps? A foreigner come to prove his glory? Henry would like to meet this person, some day.</text:span></text:p>
      <text:p text:style-name="P3"><text:tab/><text:span text:style-name="T10">When things settle down, and Glimmerfalls rebuilds, Henry takes a boat back to his hometown. The town is barely recognizable – most of the walls are new. Most of the buildings have been repainted or torn down and rebuilt. The Dock District still looks more or less the same. Henry surprises himself at his relief to see the Blue Unicorn still standing. Crossing his fingers that not all of the regulars perished to the dragon, he enters the tavern.</text:span></text:p>
      <text:p text:style-name="P25">Lorena - Loremaster</text:p>
      <text:p text:style-name="P6"/>
      <text:p text:style-name="P6"><text:tab/><text:span text:style-name="T12">Lorena enters the Blue Unicorn looking for an open, quiet place to study. The other taverns in Glimmerfalls don't suit her tastes. Too loud. Too busy. Too bright. The Blue Unicorn appears to be just the ticket. In fact, it's the coziest place she's been to in awhile. The lighting is perfect for reading her tomes and scrolls. She makes acquaintances with the barkeep, Rose, pays for a token drink, and sits down to get some reading down. Now where did she put her glasses...</text:span></text:p>
      <text:p text:style-name="P6"><text:tab/><text:span text:style-name="T12">Lorena makes a living consulting for the town mayor and town guards when unusual circumstances arise. Things like when foreign dignataries arrive, or a never before seen monster appears in the countryside. Lorena hits the books and always has the answer. The townsfolk have given her the nickname 'Loremaster'.</text:span></text:p>
      <text:p text:style-name="P6"><text:tab/><text:span text:style-name="T12">Rose the barkeep seems polite enough, understanding Lorena is here to work, not to chat. The conversations are brief but cordial. She wishes she was more of a drinker. Usually the ales she buys goes untouched. Lorena leaves an extra copper piece when she can.</text:span></text:p>
      <text:p text:style-name="P6"><text:tab/><text:span text:style-name="T12">The other patrons, however, are sometimes not so polite. Especially this stranger. The stranger comes to Lorena with all manner of questions. Who's this? What's that? Why's this happening? Most of the time, the questions are trivial to answer and Lorena goes right back to reading. Sometimes the questions require more information, which the stranger may or may not have. Lorena does her best to answer everything. It's a small price to pay for the pleasant atmosphere of the Blue Unicorn.</text:span></text:p>
      <text:p text:style-name="P7"><text:tab/><text:span text:style-name="T13">When the dragon attacks, Lorena lays low. She doesn't want to draw any attention to herself – everything she owns is highly combustible. The stranger asks for her assistance, but Lorena is too busy securing her tomes and scrolls for long term storage in her cellar. Rose personally requests Lorena's help. Rose thinks the dragon is going to kill everyone and everything eventually. She's probably right. Lorena comes up with what she knows, and informs the stranger when he inevitably asks again.</text:span></text:p>
      <text:p text:style-name="P7"><text:tab/><text:span text:style-name="T13">When peace returns to Glimmerfalls, Lorena can once again read in peace. Having opened a bookstore, she spends less time in the Blue Unicorn. When she does make an appearance, Rose is always there with a smile, and the stranger is always there with a question. A small price to pay.</text:span></text:p>
      <text:p text:style-name="P6"/>
      <text:p text:style-name="P6"><text:span text:style-name="T13">Montgomery – </text:span>Merchant</text:p>
      <text:p text:style-name="P6"/>
      <text:p text:style-name="P6"><text:tab/><text:span text:style-name="T13">Furious for thieves running off with his till, Montgomery storms into this tavern demanding the town guard catch the criminals and return his property. Montgomery hounded the guard all over the Dock District, almost losing sight of the guard. He thought the guard ran into an abandoned building, but it appears to be a functioning place of business. The signage out front could use some work, that's for sure.</text:span></text:p>
      <text:p text:style-name="P6"><text:tab/><text:span text:style-name="T13">Montgomery rails into the town guard, Henry. Henry sits there and listens, but doesn't move. Doesn't even ask questions. It looks like Henry isn't going to do anything! Montgomery is startled when a stranger approaches mid-tirade and offers to help. The stranger doesn't look like a town guard, but Montgomery explains the situation all the same. He just wants his well-earned coin back.</text:span></text:p>
      <text:p text:style-name="P6"><text:tab/><text:span text:style-name="T13">This stranger pulls through, and Montgomery notes that into his memory bank. Perhaps the stranger can be of use later down the road. When the stranger asks for a some gold, Montgomery happily draws up a loan contract, which the stranger dutifully pays off, with interest. The merchant is pleased to make acquaintences with such a person. This stranger draws quite a crowd, as well. Montgomery makes a habit of visiting the Blue Unicorn after working his stalls. New faces means new customers. In fact, the entire Dock District may be an untapped market.</text:span></text:p>
      <text:p text:style-name="P6"><text:tab/><text:span text:style-name="T13">After the dragon attacks, Montgomery uses his riches to buy properties all over town for cheap. He rebuilds. When travellers come to see the dragonslayer, Montgomery is ready to serve. He still drops into the Blue Unicorn every once in awhile, making sure everyone who needs a loan has one.</text:span></text:p>
      <text:p text:style-name="P26"><text:span text:style-name="T18">Tiff – </text:span>Thief</text:p>
      <text:p text:style-name="P6"/>
      <text:p text:style-name="P6"><text:tab/><text:span text:style-name="T14">When the looters get looted, you know things are bad. Tiff spies on Henry, the Dock District's sole town guard, to try and learn some information about these new looters. These guys are so prevalent, they've forced Tiff to lay low for the time being. The whole town is now aware of constant burglaries. And this time, it's not Tiff's fault!</text:span></text:p>
      <text:p text:style-name="P6"><text:tab/><text:span text:style-name="T14">It seems Tiff isn't the only one on Henry's case tonight. The guard has tried to hide in the Blue Unicorn – looks like it finally opened. Tiff enters the establishment and orders a pint, blending in with the patrons. It's a small crowd. Definitely not busy enough to pickpocket in plain sight. The presence of ol' Henry doesn't factor into Tiff's mind. He looks the other way, most of the time.</text:span></text:p>
      <text:p text:style-name="P6"><text:tab/><text:span text:style-name="T14">Turns out the town thieves are kobolds! And Henry and some stranger formulate a plan to capture the creatures. The stranger approaches Tiff, probably because she's the only other person in this place who isn't preoccupied. She doesn't mind. The sooner the stranger can put an end to these thieves, Tiff can go back to stealing herself. She offers her services to the stranger, which actually becomes crucial in capturing the kobolds. Tiff pats herself on the back. She's not all bad.</text:span></text:p>
      <text:p text:style-name="P6"><text:tab/><text:span text:style-name="T14">The Blue Unicorn is a warm heart in an otherwise cold and dark district. Tiff frequents the tavern as a little vacation from the stark reality of the streets. And the patrons consider Tiff a regular member of their little clicque. They don't suspect a thing when their odds and ends go missing.</text:span></text:p>
      <text:p text:style-name="P6"><text:tab/><text:span text:style-name="T14">When the dragon attacks, Tiff runs to the Blue Unicorn to see what everyone else is doing. Tiff works alone, and against a dragon she's toast. She finds out everyone is either skipping town, or bunkering down and waiting for the dragon to finish whatever it came here to do. Tiff spends her days looting abandoned homes, the ones not entirely burned down by the dragon. When the barkeep requests Tiff's assistance once more, Tiff offers the little she can. Most of the town's valuables are gone. The town needs to rebuild again before she can loot it.</text:span></text:p>
      <text:p text:style-name="P6"><text:tab/><text:span text:style-name="T14">The stranger somehow ends the dragon, to everyone's surprise. Glimmerfalls slowly rebuilds. The Dock District especially. Tiff is pleased when the district draws commerce and tourists from surrounding lands, much more to steal from than before.</text:span></text:p>
      <text:p text:style-name="P6"/>
      <text:p text:style-name="P5"><text:span text:style-name="T18">Barnabas "Barnie" – </text:span>Bandit</text:p>
      <text:p text:style-name="P5"/>
      <text:p text:style-name="P5"><text:tab/><text:span text:style-name="T16">Barnabas retreats into Glimmerfalls. The forest is too dangerous, even for him. Strange lights in the dark. Laughter. Eerie music. He doesn't know what going on, and he doesn't exactly want to know. Abandoning his forest shack, he seeks a new hideout in a rough part of town. The Dock District will do. There's even a new tavern, the Blue Unicorn, that's opened up which looks rather charming. A world away from what he was used to just days before.</text:span></text:p>
      <text:p text:style-name="P5"><text:tab/><text:span text:style-name="T16">Many forest-dwellers have the same idea as Barnie. Some even end up at the same tavern. When talk turns to witches, Barnabas refuses to have anything to do with it. A stranger requests his services, but all Barnie is willing to give is his extra supplies. Doesn't want to go near the forest. The stranger is quite ecstatic receiving the items, especially a mask. Barnie doesn't understand, and Barnie doesn't care.</text:span></text:p>
      <text:p text:style-name="P5"><text:tab/><text:span text:style-name="T16">After the witches leave, there's trouble on the highway, and then an actual dragon attacks Glimmerfalls. Barnabas is at wits end. He's moved from the forest to the town – it's supposed to be a safe place, somewhere you go to escape the ravages of the wilderness! The stranger asks for Barnie's help in stopping the dragon. Barnie knows he's no use against such a beast. He considers fleeing, but before he can, the barkeep and others ask if he'll offer what he can to put a stop to the madness. Not really wanting to upend his life again, he agrees. Perhaps together they can think of something.</text:span></text:p>
      <text:p text:style-name="P5"><text:tab/><text:span text:style-name="T16">After Glimmerfalls rebuilds, Barnabas goes back to his shack in the woods. A town is no place for a bandit. But he returns to the Blue Unicorn when he needs a break from the harsh nights. It's a comfortable place. Although he never stays long.</text:span></text:p>
      <text:p text:style-name="P10"><text:soft-page-break/><text:span text:style-name="T18">Korhiba – </text:span>Kobold <text:span text:style-name="T15">Queen, of the Khota Clan</text:span></text:p>
      <text:p text:style-name="P10"/>
      <text:p text:style-name="P11"><text:tab/><text:span text:style-name="T17">Queen Korhiba leads her Khota Clan to do the bidding of their dragon-god. Believing their tasks to be divine, they fervently work to please their lord. The dragon has asked the clan to return gold the humans stole from it long ago. Korhiba will begin the mission in the town of Glimmerfalls. They are to return to the mountains only when enough gold has been secured.</text:span></text:p>
      <text:p text:style-name="P11"><text:tab/><text:span text:style-name="T17">Under cover of darkness, Korhiba and her crew easily slip past guards and gates, due to their small stature. The town is ripe with gold – coins, jewelry, icons. The Khota Clan only enters homes and businesses when there's not enought people in the streets to steal. Korhiba herself snatches a pretty golden pendant from an unsuspecting human.</text:span></text:p>
      <text:p text:style-name="P12"><text:tab/>The dragon should be pleased, but its expectations are demanding. Korhiba loots the Glimmerfalls continuously. She leads the clan through an abandoned district near the water, poorly guarded, and from there loots the rest of the town. Soon, Korhiba is captured by a stranger, somehow outwitting the wily kobold. The rest of the clan flee when they see their leader imprisoned.</text:p>
      <text:p text:style-name="P11"><text:tab/><text:span text:style-name="T17">But the humans are fools. They let Korhiba free, thinking that without her clan, one kobold can't do much. She believes her dragon-god will soon lead an expedition to save her, and the humans will perish. When the dragon does reappear, she gleefully tells the townsfolk of their approaching demise. <text:tab/>When the town slays the dragon, Korhiba is distraught. There's no glee left in her voice. There's tales of a new dragon nearby. Perhaps if she proves herself worthy, this new god will take her under her wing and bring the Khota Clan back to glory. All she has to do is wait.</text:span></text:p>
      <text:p text:style-name="P10"/>
      <text:p text:style-name="P5"><text:span text:style-name="T18">Clara – </text:span>Cleric</text:p>
      <text:p text:style-name="P5"/>
      <text:p text:style-name="P5"><text:tab/><text:span text:style-name="T22">There's evil afoot in the forest around Glimmerfalls, and Clara is set to stomp it out. A cultist walks hides the wood refugees. She follows him to a bad part of town, the Dock District, into a seedy-looking tavern called the Blue Unicorn. Blessing herself, she puts on a brave face and walks right in, surprised by the warmth inside. She flings holy water at the cultist, who denies his membership with the coven, but Clara persists. His evils won't trick this cleric.</text:span></text:p>
      <text:p text:style-name="P5"><text:tab/><text:span text:style-name="T22">A stranger approaches and asks her what's going on with the forest. All Clara knows is that evil-doers are pouring into town from there. She warns the tavern to protect themselves, and offers to give them holy water of their own to help. All she asks is a donation to her temple. And the stranger actually buys one! Most of the townsfolk here ignore her, despite the proven efficacies of her potions. She vows to keep supplying the stranger with however much holy water he needs, just as long as the stranger makes a donation. Her god will be pleased.</text:span></text:p>
      <text:p text:style-name="P5"><text:tab/><text:span text:style-name="T22">The Blue Unicorn is rife of evil souls, and Clara brings more than enough holy water for herself and the stranger. No harm comes to her, proving the potions true. The stranger, however, gets into some trouble, and a dragon is unleashed upon the town. Clara busies herself with creating more and more holy water, splashing in on the fires, and annointing the unburned buildings as protection. But the town burns anyway. She doesn't understand. Her god would never allow something like this. She must have done something to displease her god. She is forlorn.</text:span></text:p>
      <text:p text:style-name="P5"><text:tab/><text:span text:style-name="T22">Rose, the barkeep of the Blue Unicorn, comforts Clara in her darkest hour. Perhaps there's still hope. Not all is lost. She says the stranger needs our help, and asks if Clara can help in any way she can. Clara brings all the holy water she has remaining and offers it to the stranger.</text:span></text:p>
      <text:p text:style-name="P5"><text:tab/><text:span text:style-name="T22">Somehow, someway, her god listens and the dragon is slain. Clara rejoices with the town, and immediately begins blessing the restucturing. Over time, the town grows into a similar shape it once was, with Clara dutifully blessing all in the name of her god.</text:span></text:p>
      <text:p text:style-name="P5"/>
      <text:p text:style-name="P27"><text:span text:style-name="T24">Krull – </text:span>Cultist</text:p>
      <text:p text:style-name="P5"/>
      <text:p text:style-name="P5"><text:tab/><text:span text:style-name="T25">After being officially kicked out of the witches coven – apparently, they don't allow males – Krull crankily returns to Glimmerfalls. His home in the Dock District is waiting for him, not that anybody would take it over in their right mind. At least there's a new tavern to check out, the Blue Unicorn. When he arrives, his already sour mood turns even more sour as he gets pestered almost immediately by a ne'er-do-well cleric of the local temple. Maybe he shouldn't have used his witch name, Krull. Being called 'evil' all night long is not how he thought he would enjoy his evening.</text:span></text:p>
      <text:p text:style-name="P5"><text:tab/><text:span text:style-name="T25">Eventually, the other patrons of the bar calm the cleric on Krull's behalf. The barkeep seems especially accomodating, even giving Krull a pint on the house. The others seem pleasant enough. He forgot what it's like to be around nice people. Those witches in the forest were a nasty bunch, even for witches. He didn't decide to worship their god just to be ridiculed day in and day out. He'll show them.</text:span></text:p>
      <text:p text:style-name="P5"><text:tab/><text:span text:style-name="T25">When a stranger in the tavern asks Krull about the coven secrets, Krull divulges everything. He even lends the stranger extra robes he carries for emergencies. Those robes should let the stranger infiltrate the group. Krull tries to warn the stranger that the witches are wary of men, so be careful who you bring. Krull wishes he come along to the forest so he could watch those witches' faces when their little coven goes down. That would show 'em.</text:span></text:p>
      <text:p text:style-name="P5"><text:tab/><text:span text:style-name="T26">Krull frequents the Blue Unicorn often, but when the dragon attacks Glimmerfalls, he's out of sorts. Abandoned by the witches' god, Krull hasn't had time to find a new one. Who's going to accept him now? Perhaps the dragon will accept Krull as a new worshipper. If only the dragon would stop burning the town down. He decides to wait and let the dragon have its fun. The Dock District seems to miss the brunt of the attacks anyway. Perhaps this dragon will be a lenient god.</text:span></text:p>
      <text:p text:style-name="P5"><text:tab/><text:span text:style-name="T26">When the barkeep approaches Krull for assistance with slaying the dragon, Krull hesitates until he realizes the entire tavern is willing to help. That's all Krull ever wanted – to belong to a community. Krull offers his assistance, and the dragon is slain. Krull feels warm inside for knowing he could help the group. Together, they're stronger than individuals.</text:span></text:p>
      <text:p text:style-name="P5"/>
      <text:p text:style-name="P13">Barb – Bard</text:p>
      <text:p text:style-name="P5"/>
      <text:p text:style-name="P5"><text:tab/><text:span text:style-name="T28">Just arriving to Glimmerfalls via caravan, Barb the Bard ("Catchy, ain't it?") decides to stake out the town. The popular alehouses already have entertainment, but she does find a tavern sorely lacking in music – the Blue Unicorn. While the atmosphere is pleasant enough (the barkeep, Rose, does a good job welcoming everyone), Barb knows that with the right sound, the tavern will feel all that much better. And if things don't work out, she'll take the next caravan out of town. Whenever they start letting caravans out again.</text:span></text:p>
      <text:p text:style-name="P5"><text:tab/><text:span text:style-name="T28">There's been trouble on the roads. Barbs caravan passed two burned down and looted wagons, human and horse corpses burnt to a crisp. She tells her tale to the tavern, and the leader of these strangers actually takes it upon themselves to stop these caravan bandits. But that just makes things worse. Glimmerfalls starts burning via dragon. Barb gets excited about writing a new song, maybe even an epic! But the dragon doesn't stop. It seems intent to burn down the entire town.</text:span></text:p>
      <text:p text:style-name="P5"><text:tab/><text:span text:style-name="T29">The Blue Unicorn atmosphere tanks. Barb tries to restart the mood, but the music falls to uncaring ears. Everyone is worried about what to do. Barb doesn't think it's safe to flee in the open, but some people still take the risk. When the stranger approaches Barb about what to do, she doesn't think her music can help.</text:span></text:p>
      <text:p text:style-name="P5"><text:tab/><text:span text:style-name="T29">Rose approaches Barb, asking to reconsider. Any help would do, even music accompainament to get the crowd going. Barb does her best, and the people seem to rally together. As the stranger makes their speech, Barb hits just the right notes to get the people going. The tavern unites, and the stranger leads them and they slay the dragon. Barb gets excited.</text:span></text:p>
      <text:p text:style-name="P5"/>
      <text:p text:style-name="P27"><text:span text:style-name="T31">Malhun "Mal" – </text:span>Mercenary</text:p>
      <text:p text:style-name="P5"/>
      <text:p text:style-name="P8"><text:tab/><text:span text:style-name="T32">Determined to use her well-earned gold, Malhun runs the gamut on the Glimmerfall's taverns. She most frequents the Blue Unicorn in the Dock District. Missing the bard she met on her last caravan and her music, it's nice to see a familiar face.</text:span></text:p>
      <text:p text:style-name="P40"><text:tab/>Mal doesn't think she'll be heading out again anytime soon. People tell her the caravan she was hired to guard was lucky. There's been trouble on the roads. Caravans attacked and pillaged, no survivors. Mal thanks her god she didn't have to fight, not that she can't. She just prefers to avoid confrontation if possible.</text:p>
      <text:p text:style-name="P8"><text:tab/><text:span text:style-name="T32">The Blue Unicorn turns out to be a headquarters of sorts for some local schemers. One stranger in particular leads the ragtag group. The stranger asks Mal a couple times about anything she's seen outside of town. They even hire Mal a couple of nights for random jobs. Mal's happy to tag along – the missions are hardly that dangerous. Until the dragon comes to Glimmerfalls.</text:span></text:p>
      <text:p text:style-name="P8"><text:tab/><text:span text:style-name="T32">The stranger got in over their head. A dragon followed them, and now the whole town suffers. Mal gives the stranger a piece of her mind. She feels better for a bit, but the dragon doesn't let up. Mal flippantly suggests the stranger sacrifice themselves to the dragon for the sake of the town. Why should everyone suffer for the choices of one? The thing is, the stranger actually listens.</text:span></text:p>
      <text:p text:style-name="P8"><text:tab/><text:span text:style-name="T32">Rose, the Blue Unicorn's barkeep, says that if we want any chance to survive, we have to stick together. Mal prefers coming up with a plan rather than risk the open wilderness with a loose dragon. Somehow, the stranger makes it back to town, and the group manages to slay the dragon.</text:span></text:p>
      <text:p text:style-name="P8"><text:tab/><text:span text:style-name="T33">Mal helps rebuild Glimmerfalls. With lots of work, Mal can be picky and choose what she does most days. Once the foreigners start coming, people head to the Blue Unicorn to hire for all sorts of jobs, with Mal happily selling her services when needed.</text:span></text:p>
      <text:p text:style-name="P5"/>
      <text:p text:style-name="P14"><text:span text:style-name="T34">Diazan the Destroyer – </text:span>Dragon</text:p>
      <text:p text:style-name="P14"/>
      <text:p text:style-name="P14"><text:tab/><text:span text:style-name="T34">Diazan the Destroyer sunk so many ships that naval commerce stopped. Captains are afraid of sailing anywhere near Glimmerfalls, a once prosperous port town. Diazan decides to change plans. If no ships are available to loot, he'll have to settle for the town itself. Once the town is thoroughly pillaged, Diazan plans to move its lair near a larger city.</text:span></text:p>
      <text:p text:style-name="P14"><text:tab/><text:span text:style-name="T34">He usurps the control of a local kobold clan from a minor lizard-king. The kobolds will steal gold, any gold they can find, from the townspeople and deposit them with Diazan's forest allies. The plan is set, the kobolds easily infiltrate the town, but things quickly sour.</text:span></text:p>
      <text:p text:style-name="P15"><text:tab/><text:span text:style-name="T34">The kobold's leader is captured. Diazan informs the forest coven if he can't get gold, he'll take blood sacrifice instead. Diazan prefers not to spill blood when he doesn't have to, but plans change. The witches kidnap a few townsfolk, but before any sacrificial rituals can be completed, Diazan's plans are interrupted once again. </text:span></text:p>
      <text:p text:style-name="P41"><text:tab/>Diazan's spies in Glimmerfalls it's the same human who foild the gold pillaging. Nevertheless, Diazan needs gold and blood to survive. He takes matters into his own hands and starts pillaging road caravans, meager as they are. Except the human once again stops Diazan in his tracks.</text:p>
      <text:p text:style-name="P15"><text:tab/><text:span text:style-name="T34">Diazan is outraged. He's tried being diplomatic. Humans are good at acquiring gold. He wouldn't normally attack their lairs directly. But this human's actions cannot stand. Diazan tells the human he will burn the entire town to the ground, to once again teach humans they do not opposed their dragon-lords. And this human will watch, until nothing is left, and Diazan will then kill the human.</text:span></text:p>
      <text:p text:style-name="P16"><text:tab/><text:span text:style-name="T34">But the human has allies. Together, they formulate a plan to end Diazan once and for all. They storm his lair when he was resting, and slay the Destroyer. His blood blessed the ground where he died, seeping into the dirt to nourish Diazan's buried eggs.</text:span></text:p>
      <text:p text:style-name="P29">Alden – Adventurer of the Mystic Knights</text:p>
      <text:p text:style-name="P5"/>
      <text:p text:style-name="P5"><text:tab/><text:span text:style-name="T36">Running from the flames, Alden rallies the surviving members of the Mystic Knights and finds the Blue Unicorn in the Dock District of Glimmerfalls. Expecting an actual unicorn, Alden and his friends and both surprised and not surprised. The divine are rarely straightforward in their oracles.</text:span></text:p>
      <text:p text:style-name="P5"><text:tab/><text:span text:style-name="T37">Alden tells the others to not focus on the past. The town needs their help. They just need time to formulate a plan. The tavern regulars give them the space they need to get to work. Except one stranger, who keeps interrupting their thinking with amatuer questions. The stranger eventually leaves the tavern, and Alden focuses on the task at hand – how to stop this dragon.</text:span></text:p>
      <text:p text:style-name="P5"><text:tab/><text:span text:style-name="T37">Alden leads the discussion with the remaining members – the necromancer and wizard. It's too bad their other fighters perished in the flames. Alden could've used them in the fights ahead. The Mystic Knights was formed to fight dragons and the like. Except they hadn't killed anything this big before. And with only three of them remaining, Alden is unsure of their chances.</text:span></text:p>
      <text:p text:style-name="P5"><text:tab/><text:span text:style-name="T37">The Blue Unicorn barkeep, Rose, encourages the survivors as Alden begins running out of ideas. The group doesn't have access to their research. They don't even know the dragon's name. When the stranger returns, Alden admits defeat and offers what he can to the larger group. The stranger actually comes up with a plan, which the Mystic Knights enthusiastically join. Informally dubbing the group all members of the Mystic Knights, the group storms the dragon's lair and slays the creature.</text:span></text:p>
      <text:p text:style-name="P5"><text:tab/><text:span text:style-name="T37">After the town settles down, Alden makes the Blue Unicorn the official headquarters of the Mystic Knights. The stranger is a natural leader, equalling Alden's own tactical mind. Alden is grateful that there's another person in town he can exchange ideas with.</text:span></text:p>
      <text:p text:style-name="P5"/>
      <text:p text:style-name="P9"><text:span text:style-name="T36">Norgrim – </text:span>Necromancer <text:span text:style-name="T42">of the Mystic Knights</text:span></text:p>
      <text:p text:style-name="P9"/>
      <text:p text:style-name="P9"><text:tab/><text:span text:style-name="T39">The entire town speaks to Norgrim. He can't separate the recently dead from those unlucky enough to still be alive. All are screaming. The dragon attacked out of nowhere. The Mystic Knights weren't prepared for this. They thought the dragon was dormant in its mountain lair. Something must have triggered him.</text:span></text:p>
      <text:p text:style-name="P9"><text:tab/><text:span text:style-name="T39">Alden leads the Knights to the Blue Unicorn in the Dock District, foretold to be the last hope remaining in Glimmerfalls. Of course the Blue Unicorn is a tavern and not an actual unicorn. He hopes W got the rest of the prophecy right. Norgrim is surprised to see so many people still in the tavern. Usually the Dock District is empty. Even the dead get bored wandering around this part of town.</text:span></text:p>
      <text:p text:style-name="P9"><text:tab/><text:span text:style-name="T40">Norgrim and the Mystic begin to formulate their plan. The necromancer is having trouble concentrating – too many dead trying to talk to him at once. And there's more coming. The town is burning alive out there, and Norgrim can't do anything to help. He becomes irate. Tavern patrons approach the group with pleas to help, but Norgrim let's his friends rebuke them for him.</text:span></text:p>
      <text:p text:style-name="P9"><text:tab/><text:span text:style-name="T40">The Blue Unicorn proprietor keeps the Knights supplied with ale and candlelight. She seems to be making the most of the situation. When she asks the group for their assistance, Alden and W pitch in their contributions. Seems they don't have any ideas either. A stranger leads the discussion, and together the tavern at large comes up with a plan and ends slays the dragon.</text:span></text:p>
      <text:p text:style-name="P9"><text:tab/><text:span text:style-name="T40">Afterwards, Norgrim does his best to give the recently deceased closure on their lives. He guides them to where they need to go, and consults their living relatives and friends if necessary. After the town rebuilds, the ghostly chaos dies down, and Norgrim can once again work in peace with the Mystic Knights, who've moved headquarters into the Blue Unicorn. Mostly for luck. They'll need it.</text:span></text:p>
      <text:p text:style-name="P28"><text:span text:style-name="T36">Wendrid – </text:span>Wizard <text:span text:style-name="T42">of the Mystic Knights</text:span></text:p>
      <text:p text:style-name="P5"/>
      <text:p text:style-name="P5"><text:tab/><text:span text:style-name="T40">The dragon-kind move beyond the sight of Wendrid's oracles. Their actions can't be predicted, so no one could forewarn the dragon's attack on Glimmerfalls. She wishes there was something she could have done for the members of the Mystic Knights who fell in the first attack, but she resolved to help those still around as best she could. Divining a safe haven, Wendrid informs the Knights of a blue unicorn somewhere in the Dock District. The group takes off at once.</text:span></text:p>
      <text:p text:style-name="P5"><text:tab/><text:span text:style-name="T40">Naturally, the group doesn't find a mystical beast. The divine are never that forthright. The blue unicorn turns out to be a new tavern in the area, one that Wendrid hadn't heard of before. While not entirely accurate, the divine rarely disappoint the Mystic Knights, so she trusts in their wisdom to get them out of a bad situation once more. They'll have time to come up with a plan here, hopefully.</text:span></text:p>
      <text:p text:style-name="P5"><text:tab/><text:span text:style-name="T41">Planning turns out to be harder than they thought. The Knights have never gone directly after a dragon before. Dragon attacks are rare – they don't attack population centers unless provoked. They prefer to loot the town's trade routes instead, and keep most of the economy functional in case the dragon needs to make use of it at a later date. But once a dragon starts an attack...W doesn't know what to do. Her fellow Knights are at a loss as well.</text:span></text:p>
      <text:p text:style-name="P5"><text:tab/><text:span text:style-name="T41">The tavern seems to rally around a stranger, not a local known to Wendrid. Briefly she wonders where the stranger came from, but gets to work with the large group in coming up with a solution. The group works together, storms the dragon's lair, and slays the giant beast. Wendrid praises the divine for leading them to victory.</text:span></text:p>
      <text:p text:style-name="P5"><text:tab/><text:span text:style-name="T41">Once Glimmerfalls rebuilds, the Mystic Knights return to adventuring, except now they base their operations out of the Blue Unicorn. Wendrid suspects the tavern may have a special role in the future, if the divine allow.</text:span></text:p>
      <text:p text:style-name="P5"/>
      <text:p text:style-name="P17">Travellers – <text:span text:style-name="T35">Farzad </text:span>the Foreigner, <text:span text:style-name="T11">Knowles </text:span>the Knight, <text:span text:style-name="T11">Priscilla </text:span>the Princess, <text:span text:style-name="T35">Sasha </text:span>the Smuggler</text:p>
      <text:p text:style-name="P5"/>
      <text:p text:style-name="P5"><text:tab/><text:span text:style-name="T44">Word spreads fast of interesting happenings around the realm. Word spreads faster is a hero slays a dragon. The Stranger of Glimmerfalls is known wide and far, and people come to seek out the wisdom that this person can provide. Glimmerfalls itself has been on the down and out, but with no more dragon to feed off of ships, travellers and traders are free to visit the town once more.</text:span></text:p>
      <text:p text:style-name="P5"><text:tab/><text:span text:style-name="T44">The first such ship to arrive is managed by Captain Sasha, of somewhat disrepute. She took a chance at being the first one in a new market, and transported not-quite-legal goods among the usual cargo. The people of Glimmerfalls deserve it, Sasha tells herself.</text:span></text:p>
      <text:p text:style-name="P5"><text:tab/><text:span text:style-name="T44">Farzad took passage on Sasha's ship as soon as he heard of a new land to explore. While himself from a foreign country, Farzad takes every opportunity to travel the world. And what better place to go than a place few others have been recently. To Farzad, Glimmerfalls might be an Atlantis, with secrets to uncover and dungeons to explore.</text:span></text:p>
      <text:p text:style-name="P5"><text:tab/><text:span text:style-name="T44">Among the passengers on the ship is one notable figure – Princess Priscilla. She is on a quest to find her father and stop her evil brother from ruining the kingdom under his iron fist. Priscilla has looked across the kingdom for her father, and with nowhere left to look, decides Glimmerfalls might be her best bet. What better place to hide than a town that can't be accessed by boat, she thinks.</text:span></text:p>
      <text:p text:style-name="P5"><text:tab/><text:span text:style-name="T44">The princess took her trusted guardian, Sir Knowles, with her. Where Priscilla goes, Knowles follows. More often than not, the princess leaves the knight without a word, and Sir Knowles does his best to find her. At least this time the princess was gratious enough to ask him to come along. Who knows what they'll find in the town.</text:span></text:p>
      <text:p text:style-name="P5"><text:tab/><text:span text:style-name="T44">For many seasons, Glimmerfalls attracts explorers, researchers, pilgrims, and traders. Some come for adventure. Others for business. Others for answers. And yet others make the journey just to get a glimpse of the Stranger of Glimmerfalls, the Dragonslayer. And the stranger just might be able to solve their problem.</text:span></text:p>
      <text:p text:style-name="P30">Step 6) Expand the one-page plot synopsis of the novel to a four-page synopsis.</text:p>
      <text:p text:style-name="P20"/>
      <text:p text:style-name="P21"><text:tab/><text:span text:style-name="T46">A stranger enters the Blue Unicorn, newly painted. No one appears to be inside. After admiring the quaintness, Rose the barkeep startles upon finding someone in her tavern. She explains that the grand opening isn't until tomorrow, and that she has lots of work to do. When the stranger doesn't leave, Rose asks them to help her out tonight. She needs to let the locals know of the tavern's opening. Could the stranger accompany her? Two is always better than one.</text:span></text:p>
      <text:p text:style-name="P21"><text:tab/><text:span text:style-name="T46">She asks the stranger if they're local or new in town. Rose is either happy to have someone who can show her around, or happy to to show the stranger around town. Regardless, the stranger meets Rose outside the tavern and the two set off, going door to door. Already dusk, not many people answer. The couple that do answer quickly end the conversation without committing to coming to the tavern.</text:span></text:p>
      <text:p text:style-name="P21"><text:tab/><text:span text:style-name="T47">The Dock District has certainly seen better days. Rose says that she new it when ships actually came to port. Before the dragons started picking off the ships. Eventually, captains steered clear of Glimmerfalls entirely, devoiding the town of trade and business. The Dock District became a slum, but at least the rest of the town is doing all right. Rose says she bought the building before she new all of this, but is determined to make it work.</text:span></text:p>
      <text:p text:style-name="P21"><text:tab/><text:span text:style-name="T48">With the sun completely set, Rose and the stranger make their way by moonlight. The streets are mostly empty, save for the street children running about. In the distance, they hear a shriek in the night. Then another. Then another nearby. Rose asks what's going on. The see shadows of street children running around, but nobody else.</text:span></text:p>
      <text:p text:style-name="P21"><text:tab/><text:span text:style-name="T49">Rose shrieks. She's covering her neck. "My necklace!" Blood seeps through her fingers. Rose runs back the way they came, towards the Blue Unicorn. The stranger runs back to their building. Both bar the doors and ride out the night. When the shrieks stop, the stranger is able to fall asleep.</text:span></text:p>
      <text:p text:style-name="P21"><text:tab/><text:span text:style-name="T49">The next day, the stranger visits the Blue Unicorn to see if Rose is all right. Rose doesn't only seem fine, she has the tavern up and open! The stranger didn't think the grand opening would still be happening, but Rose seems determined. With a big smile, she greets the stranger. The stranger barely notices the large scratches on her neck.</text:span></text:p>
      <text:p text:style-name="P21"><text:tab/><text:span text:style-name="T49">The tavern is empty, save for Rose and the stranger. Eventually, a homeless-looking man wanders in, demands some beer despite not having enough coins. Rose serves the man all the same. Another man walks in, wearing a short sword and dirty boots. Henry says he's a town guard, and needs a place to lay low for awhile. He thought this was an abandoned building. He needs to hide until the townsfolk forget about last night's looting. Putting his dirty boots on the table, he orders a pint.</text:span></text:p>
      <text:p text:style-name="P21"><text:tab/><text:span text:style-name="T49">Lorena peeks in, pleased to see a lack of crowds, sits at a corner table, and spreads her tomes and scrolls over the table surface. She orders a pint of ale, which she leaves untouched. When the stranger asks for her story, Lorena says she's just here to read in silence.</text:span></text:p>
      <text:p text:style-name="P21"><text:tab/><text:span text:style-name="T49">The peace is shortlived when Montgomery and Tiff catch up to Henry. They've been following him all day, and give him a piece of their mind. Montgomery has lost this till money, and Tiff says she lost her bag of jewelry. Henry listens, but doesn't move his feet. The stranger asks Montgomery and Tiff if they can help, and they tell them everything they know.</text:span></text:p>
      <text:p text:style-name="P21"><text:tab/><text:span text:style-name="T49">The stranger consults all of them, and concludes the shadows last night weren't children, but kobolds! Small creatures who are said to love traps and attracted to all things gold. The stranger devises a trap of their own: a pile of Montgomery's remaining gold surrounded by a booby-trap of Tiff's design. Henry leads them to where he thinks the kobolds come from, and the trap is set. Shortly after, the stranger captures not just any kobold, but a kobold decked in tiny golden jewelry and apparel. The remaining kobolds flee when they notice their leader imprisoned. The kobold leader curses the stranger, and says only doom awaits them.</text:span></text:p>
      <text:p text:style-name="P21"><text:tab/><text:span text:style-name="T50">The stranger returns to the Blue Unicorn the next day in triumph, only for Rose to explain that she's heard that townsfolk were being snatched up in the early morning.</text:span></text:p>
      <text:p text:style-name="P44"><text:span text:style-name="T45">Summary: </text:span>The Player learns that a witch's coven has set up shop in the forest. The Player meets forest outcasts, pushed out by the coven. Gathering aid and tools, The Player infiltrates the coven and returns the townspeople. All is good, until caravans start being looted, and burned. "It never ends," says Henry.</text:p>
      <text:p text:style-name="P19"/>
      <text:p text:style-name="P43">Characters Introduced: Korhiba, Barnabas, Clara, Krull</text:p>
      <text:p text:style-name="P43"/>
      <text:p text:style-name="P43">Korhiba – doom! To the enemies of the god</text:p>
      <text:p text:style-name="P43">Barnabas – fled the forest. Not safe there anymore</text:p>
      <text:p text:style-name="P43">Krull – looking for a new thing to worship</text:p>
      <text:p text:style-name="P43">Clara – hounding Krull</text:p>
      <text:p text:style-name="P43"/>
      <text:p text:style-name="P43"/>
      <text:p text:style-name="P19"/>
      <text:p text:style-name="P19"><text:span text:style-name="T45">Summary: </text:span>The Player asks around, and all signs point to highway bandits. The Player recruits assistance and items and lays a trap. After many days of peace, only to be greeted by a giant red dragon who destroys the decoy caravan in a single blast. The Player and allies flee while the dragon monologues, vowing revenge. The dragon begins to burn the town to the ground.</text:p>
      <text:p text:style-name="P19"/>
      <text:p text:style-name="P19"><text:span text:style-name="T45">Summary: </text:span>Some townsfolk hid in the Blue Unicorn, refusing to lend The Player any help. The Player treks up the mountain, alone. The graon attacks, and The Player survives due to a last-second rescue by the town drunk, Leander. Inspired by The Player, Leander gathers the town and everyone offers support. The Player investigates, learns the dragon's weakness, and confronts the dragon again, allies and items in t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13M8S</meta:editing-duration>
    <meta:editing-cycles>79</meta:editing-cycles>
    <meta:generator>LibreOffice/5.1.3.2$Windows_X86_64 LibreOffice_project/644e4637d1d8544fd9f56425bd6cec110e49301b</meta:generator>
    <dc:date>2018-11-12T19:25:01.142000000</dc:date>
    <meta:print-date>2018-11-11T14:12:40.431000000</meta:print-date>
    <meta:document-statistic meta:table-count="0" meta:image-count="0" meta:object-count="0" meta:page-count="15" meta:paragraph-count="182" meta:word-count="9189" meta:character-count="52716" meta:non-whitespace-character-count="43568"/>
    <meta:user-defined meta:name="Info 1"/>
    <meta:user-defined meta:name="Info 2"/>
    <meta:user-defined meta:name="Info 3"/>
    <meta:user-defined meta:name="Info 4"/>
  </office:meta>
</office:document-meta>
</file>